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4B000000258D5AAB51C596D616A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Roboto" svg:font-family="Roboto, Arial, sans-serif"/>
  </office:font-face-decls>
  <office:automatic-styles>
    <style:style style:name="P1" style:family="paragraph" style:parent-style-name="Standard">
      <style:paragraph-properties fo:line-height="115%"/>
      <style:text-properties fo:font-size="14pt" fo:font-weight="bold" officeooo:rsid="0002864c" officeooo:paragraph-rsid="0002fa6e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officeooo:rsid="0002fa6e" officeooo:paragraph-rsid="0002fa6e" style:font-size-asian="14pt" style:font-weight-asian="bold" style:font-size-complex="14pt" style:font-weight-complex="bold"/>
    </style:style>
    <style:style style:name="P3" style:family="paragraph" style:parent-style-name="Standard">
      <style:paragraph-properties fo:line-height="115%"/>
      <style:text-properties fo:font-size="14pt" fo:font-weight="bold" officeooo:paragraph-rsid="0002fa6e"/>
    </style:style>
    <style:style style:name="P4" style:family="paragraph" style:parent-style-name="Standard">
      <style:paragraph-properties fo:line-height="115%" fo:text-align="start" style:justify-single-word="false"/>
      <style:text-properties fo:font-size="12pt" fo:font-weight="normal" officeooo:rsid="0002fa6e" officeooo:paragraph-rsid="0002fa6e" style:font-size-asian="12pt" style:font-weight-asian="normal" style:font-size-complex="12pt" style:font-weight-complex="normal"/>
    </style:style>
    <style:style style:name="P5" style:family="paragraph" style:parent-style-name="Text_20_body">
      <style:paragraph-properties fo:line-height="115%" fo:text-align="start" style:justify-single-word="false"/>
      <style:text-properties fo:font-size="14pt" fo:font-weight="bold" officeooo:rsid="0002fa6e" officeooo:paragraph-rsid="0002fa6e" style:font-size-asian="14pt" style:font-weight-asian="bold" style:font-size-complex="14pt" style:font-weight-complex="bold"/>
    </style:style>
    <style:style style:name="P6" style:family="paragraph" style:parent-style-name="Text_20_body" style:list-style-name="L1">
      <style:paragraph-properties fo:margin-top="0cm" fo:margin-bottom="0cm" style:contextual-spacing="false" fo:line-height="115%"/>
    </style:style>
    <style:style style:name="P7" style:family="paragraph" style:parent-style-name="Text_20_body" style:list-style-name="L1">
      <style:paragraph-properties fo:line-height="115%"/>
    </style:style>
    <style:style style:name="T1" style:family="text">
      <style:text-properties officeooo:rsid="000922d8"/>
    </style:style>
    <style:style style:name="T2" style:family="text">
      <style:text-properties officeooo:rsid="0002864c" loext:padding="0cm" loext:border="none"/>
    </style:style>
    <style:style style:name="T3" style:family="text">
      <style:text-properties officeooo:rsid="0002fa6e"/>
    </style:style>
    <style:style style:name="T4" style:family="text">
      <style:text-properties officeooo:rsid="0002fa6e" loext:padding="0cm" loext:border="none"/>
    </style:style>
    <style:style style:name="T5" style:family="text">
      <style:text-properties fo:font-variant="normal" fo:text-transform="none" fo:color="#5f6368" loext:opacity="100%" style:font-name="Roboto" fo:font-size="10.5pt" fo:letter-spacing="normal" fo:font-style="normal" fo:font-weight="normal" officeooo:rsid="0002fa6e" loext:padding="0cm" loext:border="none"/>
    </style:style>
    <style:style style:name="T6" style:family="text">
      <style:text-properties fo:font-variant="normal" fo:text-transform="none" fo:color="#5f6368" loext:opacity="100%" style:font-name="Roboto" fo:font-size="10.5pt" fo:letter-spacing="normal" fo:font-style="normal" fo:font-weight="normal" officeooo:rsid="0002fa6e" style:font-weight-asian="normal" style:font-weight-complex="normal" loext:padding="0cm" loext:border="none"/>
    </style:style>
    <style:style style:name="T7" style:family="text">
      <style:text-properties fo:font-variant="normal" fo:text-transform="none" fo:color="#5f6368" loext:opacity="100%" style:font-name="Roboto" fo:font-size="10.5pt" fo:letter-spacing="normal" fo:font-style="normal" officeooo:rsid="0002fa6e" style:font-weight-asian="bold" style:font-weight-complex="bold" loext:padding="0cm" loext:border="none"/>
    </style:style>
    <style:style style:name="T8" style:family="text">
      <style:text-properties fo:font-variant="normal" fo:text-transform="none" fo:color="#5f6368" loext:opacity="100%" style:font-name="Roboto" fo:font-size="12pt" fo:letter-spacing="normal" fo:font-style="normal" officeooo:rsid="0002fa6e" style:font-size-asian="12pt" style:font-weight-asian="bold" style:font-size-complex="12pt" style:font-weight-complex="bold" loext:padding="0cm" loext:border="none"/>
    </style:style>
    <style:style style:name="T9" style:family="text">
      <style:text-properties fo:font-variant="normal" fo:text-transform="none" fo:color="#5f6368" loext:opacity="100%" style:font-name="Roboto" fo:font-size="13pt" fo:letter-spacing="normal" fo:font-style="normal" officeooo:rsid="0002fa6e" style:font-size-asian="13pt" style:font-weight-asian="bold" style:font-size-complex="13pt" style:font-weight-complex="bold" loext:padding="0cm" loext:border="none"/>
    </style:style>
    <style:style style:name="T10" style:family="text">
      <style:text-properties fo:font-variant="normal" fo:text-transform="none" fo:color="#5f6368" loext:opacity="100%" style:font-name="Arial" fo:font-size="13pt" fo:letter-spacing="normal" fo:font-style="normal" officeooo:rsid="0002fa6e" style:font-size-asian="13pt" style:font-weight-asian="bold" style:font-size-complex="13pt" style:font-weight-complex="bold" loext:padding="0cm" loext:border="none"/>
    </style:style>
    <style:style style:name="T11" style:family="text">
      <style:text-properties fo:font-variant="normal" fo:text-transform="none" fo:color="#c9211e" loext:opacity="100%" style:font-name="Arial" fo:font-size="13pt" fo:letter-spacing="normal" fo:font-style="normal" officeooo:rsid="0002fa6e" style:font-size-asian="13pt" style:font-weight-asian="bold" style:font-size-complex="13pt" style:font-weight-complex="bold" loext:padding="0cm" loext:border="none"/>
    </style:style>
    <style:style style:name="T12" style:family="text">
      <style:text-properties fo:font-variant="normal" fo:text-transform="none" fo:color="#000000" loext:opacity="100%" style:font-name="Arial" fo:font-size="13pt" fo:letter-spacing="normal" fo:font-style="normal" officeooo:rsid="0002fa6e" style:font-size-asian="13pt" style:font-weight-asian="bold" style:font-size-complex="13pt" style:font-weight-complex="bold" loext:padding="0cm" loext:border="none"/>
    </style:style>
    <style:style style:name="T13" style:family="text">
      <style:text-properties fo:font-variant="normal" fo:text-transform="none" fo:color="#000000" loext:opacity="100%" style:font-name="Liberation Serif" fo:font-size="13pt" fo:letter-spacing="normal" fo:font-style="normal" officeooo:rsid="0002fa6e" style:font-size-asian="13pt" style:font-weight-asian="bold" style:font-size-complex="13pt" style:font-weight-complex="bold" loext:padding="0cm" loext:border="none"/>
    </style:style>
    <style:style style:name="T14" style:family="text">
      <style:text-properties fo:font-variant="normal" fo:text-transform="none" fo:color="#000000" loext:opacity="100%" style:font-name="Liberation Serif" fo:letter-spacing="normal" fo:font-style="normal" officeooo:rsid="0002fa6e" style:font-size-asian="14pt" style:font-weight-asian="bold" style:font-size-complex="14pt" style:font-weight-complex="bold" loext:padding="0cm" loext:border="none"/>
    </style:style>
    <style:style style:name="T15" style:family="text">
      <style:text-properties officeooo:rsid="0002864c" style:font-size-asian="14pt" style:font-weight-asian="bold" style:font-size-complex="14pt" style:font-weight-complex="bold" loext:padding="0cm" loext:border="none"/>
    </style:style>
    <style:style style:name="T16" style:family="text">
      <style:text-properties fo:font-size="12pt" style:font-size-asian="12pt" style:font-size-complex="12pt"/>
    </style:style>
    <style:style style:name="T17" style:family="text">
      <style:text-properties fo:font-size="12pt" fo:font-weight="normal" style:font-size-asian="12pt" style:font-weight-asian="normal" style:font-size-complex="12pt" style:font-weight-complex="normal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P2">RESUMO</text:p>
      <text:p text:style-name="P2"/>
      <text:p text:style-name="P4">O código Python desenvolvido para implementar o jogo da forca. O código foi criado para permitir que o usuário jogue o jogo da forca repetidamente até optar por sair. O jogo consiste em adivinhar uma palavra escolhida aleatoriamente de uma lista de palavras. O jogador tem um número limitado de chances para adivinhar a palavra corretamente, e um boneco da forca é desenhado conforme o jogador comete erros.</text:p>
      <text:p text:style-name="P4"/>
      <text:p text:style-name="P5"><text:span text:style-name="T17">Importações: Importa as funções necessárias do módulo </text:span><text:span text:style-name="Source_20_Text"><text:span text:style-name="T17">boneco_forca</text:span></text:span><text:span text:style-name="T17"> e a lista de palavras.</text:span></text:p>
      <text:list xml:id="list1225593735" text:style-name="L1">
        <text:list-item>
          <text:p text:style-name="P6">Loop principal: Um loop <text:span text:style-name="Source_20_Text">while</text:span> que continua até que o usuário escolha sair do jogo.</text:p>
        </text:list-item>
        <text:list-item>
          <text:p text:style-name="P6">Condição para jogar: Verifica se o usuário deseja jogar o jogo da forca.</text:p>
        </text:list-item>
        <text:list-item>
          <text:p text:style-name="P6">Se sim, seleciona uma palavra aleatória da lista e inicia o jogo.</text:p>
        </text:list-item>
        <text:list-item>
          <text:p text:style-name="P6">Loop interno: Continua enquanto o jogador ainda tem chances de adivinhar a palavra ou até que a palavra seja adivinhada corretamente.</text:p>
        </text:list-item>
        <text:list-item>
          <text:p text:style-name="P6">Verifica se a palavra foi adivinhada corretamente.</text:p>
        </text:list-item>
        <text:list-item>
          <text:p text:style-name="P6">Se não, exibe a palavra parcialmente adivinhada e solicita uma tentativa do usuário.</text:p>
        </text:list-item>
        <text:list-item>
          <text:p text:style-name="P6">Verifica a validade da entrada do usuário e se a letra já foi tentada.</text:p>
        </text:list-item>
        <text:list-item>
          <text:p text:style-name="P6">Atualiza o estado do jogo e exibe mensagens de acerto ou erro.</text:p>
        </text:list-item>
        <text:list-item>
          <text:p text:style-name="P6">Se o jogador ganhar, exibe uma mensagem de vitória e desenha um boneco da forca correspondente.</text:p>
        </text:list-item>
        <text:list-item>
          <text:p text:style-name="P6">Se o jogador perder, exibe uma mensagem de derrota e desenha o boneco completo da forca.</text:p>
        </text:list-item>
        <text:list-item>
          <text:p text:style-name="P7">Se não, o loop principal termina, encerrando o jogo.</text:p>
        </text:list-item>
      </text:list>
      <text:p text:style-name="P4">O código implementa o jogo da forca em Python. Ele começa pedindo ao usuário se ele deseja jogar o jogo da forca. Se o usuário digitar 's', o jogo começa. Uma palavra é escolhida aleatoriamente da lista de palavras disponíveis. O jogador tem um número limitado de chances para adivinhar a palavra corretamente. O jogador fornece uma letra por tentativa, e o jogo verifica se a letra está na palavra. Se a letra estiver na palavra, ela é revelada; caso contrário, o boneco da forca é desenhado progressivamente. O jogo continua até que o jogador ganhe ou perca. Depois que o jogo termina, o usuário é solicitado novamente se deseja jogar outro jogo da forca.</text:p>
      <text:p text:style-name="P4"/>
      <text:p text:style-name="P4">A implementação do jogo da forca não apresentou grandes dificuldades, pois o jogo é relativamente simples. No entanto, algumas considerações foram necessárias para garantir uma experiência de usuário agradável, como a validação da entrada do usuário e a exibição adequada das mensagens de erro e acerto. Além disso, foi importante garantir que o código fosse estruturado de forma limpa e legível para facilitar a manutenção e futuras modificações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Roboto" svg:font-family="Roboto, 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line-height="115%"/>
      <style:text-properties fo:font-size="14pt" fo:font-weight="bold" officeooo:paragraph-rsid="0002fa6e"/>
    </style:style>
    <style:style style:name="MP2" style:family="paragraph" style:parent-style-name="Standard">
      <style:paragraph-properties fo:line-height="115%"/>
      <style:text-properties fo:font-size="14pt" fo:font-weight="bold" officeooo:rsid="0002864c" officeooo:paragraph-rsid="0002fa6e" style:font-size-asian="14pt" style:font-weight-asian="bold" style:font-size-complex="14pt" style:font-weight-complex="bold"/>
    </style:style>
    <style:style style:name="MT1" style:family="text">
      <style:text-properties officeooo:rsid="0002864c" style:font-size-asian="14pt" style:font-weight-asian="bold" style:font-size-complex="14pt" style:font-weight-complex="bold" loext:padding="0cm" loext:border="none"/>
    </style:style>
    <style:style style:name="MT2" style:family="text">
      <style:text-properties fo:font-variant="normal" fo:text-transform="none" fo:color="#000000" loext:opacity="100%" style:font-name="Liberation Serif" fo:letter-spacing="normal" fo:font-style="normal" officeooo:rsid="0002fa6e" style:font-size-asian="14pt" style:font-weight-asian="bold" style:font-size-complex="14pt" style:font-weight-complex="bold" loext:padding="0cm" loext:border="none"/>
    </style:style>
    <style:style style:name="MT3" style:family="text">
      <style:text-properties officeooo:rsid="0002fa6e"/>
    </style:style>
    <style:style style:name="MT4" style:family="text">
      <style:text-properties officeooo:rsid="000922d8"/>
    </style:style>
    <style:style style:name="M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header-left>
        <text:p text:style-name="Header"/>
      </style:header-left>
      <style:header-first>
        <text:p text:style-name="MP1"><draw:frame draw:style-name="Mfr1" draw:name="Figura1" text:anchor-type="char" svg:x="-0.086cm" svg:y="-0.095cm" svg:width="3.547cm" svg:height="2.305cm" draw:z-index="0"><draw:image xlink:href="Pictures/10000001000004B000000258D5AAB51C596D616A.png" xlink:type="simple" xlink:show="embed" xlink:actuate="onLoad" draw:mime-type="image/png"/></draw:frame><text:span text:style-name="MT1"><text:tab/><text:tab/><text:tab/>PROFESSOR: </text:span><text:span text:style-name="MT2">ROBERTO DE PÁDUA CARVALHO REIS</text:span><text:span text:style-name="MT1"><text:line-break/><text:tab/><text:tab/><text:tab/>CURSO: SISTEMAS DE INFORMAÇÃO <text:s text:c="5"/>PERÍODO: <text:s/>7°</text:span></text:p>
        <text:p text:style-name="MP2"><text:tab/><text:tab/><text:tab/>TURNO: NOTURNO <text:s text:c="36"/>DATA: <text:span text:style-name="MT3">16</text:span>/04/2024</text:p>
        <text:p text:style-name="MP2"><text:tab/><text:tab/><text:tab/><text:span text:style-name="MT4">ALUNO: GALDINO ARAÚJO CARTÁGENES JÚNIOR</text:span></text:p>
      </style:head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6T23:21:04.697085143</meta:creation-date>
    <dc:date>2024-04-16T23:30:54.581864958</dc:date>
    <meta:editing-duration>PT9M50S</meta:editing-duration>
    <meta:editing-cycles>1</meta:editing-cycles>
    <meta:document-statistic meta:table-count="0" meta:image-count="1" meta:object-count="0" meta:page-count="1" meta:paragraph-count="19" meta:word-count="445" meta:character-count="2677" meta:non-whitespace-character-count="2208"/>
    <meta:generator>LibreOffice/7.3.7.2$Linux_X86_64 LibreOffice_project/30$Build-2</meta:generator>
  </office:meta>
</office:document-meta>
</file>